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2000002EE9E711D164F747CB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Párrafo_20_de_20_lista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2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3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officeooo:paragraph-rsid="000336e9" style:font-size-asian="12pt" style:language-asian="es" style:country-asian="ES"/>
    </style:style>
    <style:style style:name="P4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officeooo:paragraph-rsid="00050bc8" style:font-size-asian="12pt" style:language-asian="es" style:country-asian="ES"/>
    </style:style>
    <style:style style:name="P5" style:family="paragraph" style:parent-style-name="Párrafo_20_de_20_lista" style:master-page-name="MP0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/>
      </style:paragraph-properties>
      <style:text-properties fo:color="#ffc000" style:font-name="Baskerville Old Face" fo:font-size="12pt" style:font-size-asian="12pt" style:language-asian="es" style:country-asian="ES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T3" style:family="text">
      <style:text-properties officeooo:rsid="0001e25a"/>
    </style:style>
    <style:style style:name="T4" style:family="text">
      <style:text-properties officeooo:rsid="000336e9"/>
    </style:style>
    <style:style style:name="T5" style:family="text">
      <style:text-properties officeooo:rsid="00050bc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 </text:p>
      <text:p text:style-name="P1"/>
      <text:p text:style-name="P2">2. </text:p>
      <text:p text:style-name="P2">3. </text:p>
      <text:p text:style-name="P4">4.<text:span text:style-name="T5"> descanso para escribirte esta carta.</text:span> </text:p>
      <text:p text:style-name="P2"/>
      <text:p text:style-name="P2">5. </text:p>
      <text:p text:style-name="P2">6. </text:p>
      <text:p text:style-name="P2">7.</text:p>
      <text:p text:style-name="P2"/>
      <text:p text:style-name="P2">8. </text:p>
      <text:p text:style-name="P2">9. <text:span text:style-name="T3">Puedo creer que estes a punto de obtener tu título de ciclo superior <text:s/>(o al menos eso)</text:span></text:p>
      <text:p text:style-name="P2">10.</text:p>
      <text:p text:style-name="P2"/>
      <text:p text:style-name="P2">11. </text:p>
      <text:p text:style-name="P2">12. </text:p>
      <text:p text:style-name="P2">13. </text:p>
      <text:p text:style-name="P2">14. </text:p>
      <text:p text:style-name="P2"/>
      <text:p text:style-name="P3">15. <text:span text:style-name="T4"><text:s/>Me encanta tu nombre de usuario en github, en simple y me es fácil de recordar</text:span></text:p>
      <text:p text:style-name="P2">16. </text:p>
      <text:p text:style-name="P2">17. </text:p>
      <text:p text:style-name="P2"/>
      <text:p text:style-name="P2">18. </text:p>
      <text:p text:style-name="P2">19. </text:p>
      <text:p text:style-name="P2"><text:soft-page-break/>20. </text:p>
      <text:p text:style-name="P2"/>
      <text:p text:style-name="Normal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6.253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2.679cm" svg:y="-0.191cm" svg:width="20.241cm" style:rel-width="scale" svg:height="28.642cm" style:rel-height="scale" draw:z-index="1"><draw:image xlink:href="Pictures/1000000000000212000002EE9E711D164F747CB0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8:42:00Z</meta:creation-date>
    <dc:date>2017-11-20T09:15:03.063805234</dc:date>
    <meta:editing-cycles>12</meta:editing-cycles>
    <meta:editing-duration>PT16M43S</meta:editing-duration>
    <meta:document-statistic meta:table-count="0" meta:image-count="1" meta:object-count="0" meta:page-count="2" meta:paragraph-count="21" meta:word-count="59" meta:character-count="275" meta:non-whitespace-character-count="218"/>
    <meta:template xlink:type="simple" xlink:actuate="onRequest" xlink:title="" xlink:href="Normal.dotm"/>
  </office:meta>
</office:document-meta>
</file>